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29.91cm"/>
    </style:style>
    <style:style style:name="co5" style:family="table-column">
      <style:table-column-properties fo:break-before="auto" style:column-width="9.01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ag scheme</text:p>
          </table:table-cell>
          <table:table-cell table:style-name="ce1" office:value-type="string" calcext:value-type="string">
            <text:p>path</text:p>
          </table:table-cell>
          <table:table-cell table:style-name="ce2" office:value-type="string" calcext:value-type="string">
            <text:p>stem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04182024/fr-SN_ES_Senegal French Translation_04182024.xlsx</text:p>
          </table:table-cell>
          <table:table-cell office:value-type="float" office:value="4182024" calcext:value-type="float">
            <text:p>41820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@@@_UN_Country_Cod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04182024/fr-SN_ES_Senegal French Translation_04182024.xlsx</text:p>
          </table:table-cell>
          <table:table-cell office:value-type="string" calcext:value-type="string">
            <text:p>4182024_UN-Countri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ar-EG_21-068369_Translation_MRT_EG_v1_Internalclientuse_220921.xlsx</text:p>
          </table:table-cell>
          <table:table-cell office:value-type="string" calcext:value-type="string">
            <text:p>21-0683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ar-MA_21-068369_Translation_MRT_MA_v1_Internalclientuse_220921.xlsx</text:p>
          </table:table-cell>
          <table:table-cell office:value-type="string" calcext:value-type="string">
            <text:p>21-0683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ar-TN_21-068369_Translation_MRT_TN_v1_Internalclientuse_220927.xlsx</text:p>
          </table:table-cell>
          <table:table-cell office:value-type="string" calcext:value-type="string">
            <text:p>21-0683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ka-GE_21-068369_Translation_MRT_GE_v1_Internalclientuse_220919.xlsx</text:p>
          </table:table-cell>
          <table:table-cell office:value-type="string" calcext:value-type="string">
            <text:p>21-0683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pl-PL_21-068369_Translation_MRT_PL_v1_Internalclientuse_220919.xlsx</text:p>
          </table:table-cell>
          <table:table-cell office:value-type="string" calcext:value-type="string">
            <text:p>21-0683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ro-RO21-068369_Translation_MRT_RO_v1_Internalclientuse_220919.xlsx</text:p>
          </table:table-cell>
          <table:table-cell office:value-type="string" calcext:value-type="string">
            <text:p>21-0683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ru-UZ_21-068369_Translation_MRT_UZ RU_v1_Internalclientuse_221003.xlsx</text:p>
          </table:table-cell>
          <table:table-cell office:value-type="string" calcext:value-type="string">
            <text:p>21-0683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tr-TR_21-068369_Translation_MRT_TR_v1_Internalclientuse_220923.xlsx</text:p>
          </table:table-cell>
          <table:table-cell office:value-type="string" calcext:value-type="string">
            <text:p>21-0683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uz-UZ_21-068369_Translation_MRT_UZ_v1_Internalclientuse_221003.xlsx</text:p>
          </table:table-cell>
          <table:table-cell office:value-type="string" calcext:value-type="string">
            <text:p>21-0683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lobalization Dat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5-065045 - MRT from BEEPS VI_internal.xlsx</text:p>
          </table:table-cell>
          <table:table-cell office:value-type="string" calcext:value-type="string">
            <text:p>MRT-25-065045-BEEPS-V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lobalization Dat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5-065045 - MRT from LITS SSA_internal.xlsx</text:p>
          </table:table-cell>
          <table:table-cell office:value-type="string" calcext:value-type="string">
            <text:p>MRT-25-065045-LITS-S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nufacturing &amp; Servic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BEEPS/pl-PL_BEEPS_VI_Questionnaire_Poland_PLN_v1_20180724 MT.xlsx</text:p>
          </table:table-cell>
          <table:table-cell office:value-type="string" calcext:value-type="string">
            <text:p>BEEPS_VI_Questionnaire_v1_201807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reen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BEEPS/pl-PL_BEEPS_VI_Screener_Poland_PLN_v1_20180725_EBRD MT.xlsx</text:p>
          </table:table-cell>
          <table:table-cell office:value-type="string" calcext:value-type="string">
            <text:p>BEEPS_VI_Questionnaire_v1_201807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reen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BEEPS/uk-UA_BEEPS_VI_Screener_v1_Ukraine_Ukrainian_20180814.xlsx</text:p>
          </table:table-cell>
          <table:table-cell office:value-type="string" calcext:value-type="string">
            <text:p>BEEPS_VI_Questionnaire_v1_201807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BEEPS/uz-UZ_BEEPS_VI_Questionnaire_Uzbekistan_Uzbek_v1_20180801_EBRD.xlsx</text:p>
          </table:table-cell>
          <table:table-cell table:style-name="Default" office:value-type="string" calcext:value-type="string">
            <text:p>BEEPS_VI_Questionnaire_v1_201807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BEEPS/uz-UZ_BEEPS_VI_Screener_Uzbekistan_Uzbek_v1_20180828.xlsx</text:p>
          </table:table-cell>
          <table:table-cell table:style-name="Default" office:value-type="string" calcext:value-type="string">
            <text:p>BEEPS_VI_Questionnaire_v1_201807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CAPI-2019/ar-EG_Arabic CAPI 2019.xlsx</text:p>
          </table:table-cell>
          <table:table-cell office:value-type="string" calcext:value-type="string">
            <text:p>CAPI_20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@@_a4b_fiel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CAPI-2019/ar-EG_Arabic CAPI 2019.xlsx</text:p>
          </table:table-cell>
          <table:table-cell office:value-type="string" calcext:value-type="string">
            <text:p>CAPI_2019_a4b_fiel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error-msgs/pl-PL_Error messages - Polish.xlsx</text:p>
          </table:table-cell>
          <table:table-cell office:value-type="string" calcext:value-type="string">
            <text:p>error-messag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error-msgs/uk-UA_Error messages - Ukrainian EBRD.xlsx</text:p>
          </table:table-cell>
          <table:table-cell office:value-type="string" calcext:value-type="string">
            <text:p>error-messages-EBR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error-msgs/uk-UA_Error messages - Ukrainian YA.xlsx</text:p>
          </table:table-cell>
          <table:table-cell office:value-type="string" calcext:value-type="string">
            <text:p>error-messages-Y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MB.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PR-6119-R6_ScreenerMainQQ_Yontem_270718/tr-TR_PR-6119-R6_ScreenerMainQuestionnaire_Yontem_270718.xlsx</text:p>
          </table:table-cell>
          <table:table-cell office:value-type="string" calcext:value-type="string">
            <text:p>PR-6119-R6_ScreenerMainQQ_Yontem_270718_BMB.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reener_EN-T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PR-6119-R6_ScreenerMainQQ_Yontem_270718/tr-TR_PR-6119-R6_ScreenerMainQuestionnaire_Yontem_270718.xlsx</text:p>
          </table:table-cell>
          <table:table-cell office:value-type="string" calcext:value-type="string">
            <text:p>PR-6119-R6_ScreenerMainQQ_Yontem_270718_Screen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in questionnaire EN- T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PR-6119-R6_ScreenerMainQQ_Yontem_270718/tr-TR_PR-6119-R6_ScreenerMainQuestionnaire_Yontem_270718.xlsx</text:p>
          </table:table-cell>
          <table:table-cell office:value-type="string" calcext:value-type="string">
            <text:p>PR-6119-R6_ScreenerMainQQ_Yontem_2707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questionnaire_V3/sw-KE_ES Kenya Swahili translatin 2025 questionnaire_V3.xlsx</text:p>
          </table:table-cell>
          <table:table-cell office:value-type="string" calcext:value-type="string">
            <text:p>Questionnaire_V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@@@_UN_Country_Cod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questionnaire_V3/sw-KE_ES Kenya Swahili translatin 2025 questionnaire_V3.xlsx</text:p>
          </table:table-cell>
          <table:table-cell office:value-type="string" calcext:value-type="string">
            <text:p>Questionnaire_V3_UN-Country-Codes</text:p>
          </table:table-cell>
          <table:table-cell table:number-columns-repeated="16379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Micro Hei" style:font-size-asian="10pt" style:language-asian="zh" style:country-asian="CN" style:font-name-complex="DejaVu Sans" style:font-size-complex="10pt" style:language-complex="ar" style:country-complex="EG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 Souto Pico</meta:initial-creator>
    <meta:creation-date>2026-02-04T09:32:49.323241183</meta:creation-date>
    <dc:date>2026-02-04T11:13:32.503493120</dc:date>
    <dc:creator>Manuel Souto Pico</dc:creator>
    <meta:editing-duration>PT3M10S</meta:editing-duration>
    <meta:editing-cycles>2</meta:editing-cycles>
    <meta:generator>LibreOffice/7.4.7.2$Linux_X86_64 LibreOffice_project/40$Build-2</meta:generator>
    <meta:document-statistic meta:table-count="1" meta:cell-count="145" meta:object-count="0"/>
  </office:meta>
</office:document-meta>
</file>